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ál" style:master-page-name="MP0" style:family="paragraph">
      <style:paragraph-properties fo:break-before="page"/>
    </style:style>
    <style:style style:name="T9" style:parent-style-name="cssselectorcolor" style:family="text">
      <style:text-properties fo:color="#A52A2A"/>
    </style:style>
    <style:style style:name="T10" style:parent-style-name="cssdelimitercolor" style:family="text">
      <style:text-properties fo:color="#000000"/>
    </style:style>
    <style:style style:name="T11" style:parent-style-name="Bekezdésalapbetűtípusa" style:family="text">
      <style:text-properties fo:color="#FF0000"/>
    </style:style>
    <style:style style:name="T12" style:parent-style-name="csspropertycolor" style:family="text">
      <style:text-properties fo:color="#FF0000"/>
    </style:style>
    <style:style style:name="T13" style:parent-style-name="csspropertycolor" style:family="text">
      <style:text-properties fo:color="#FF0000"/>
    </style:style>
    <style:style style:name="T14" style:parent-style-name="cssdelimitercolor" style:family="text">
      <style:text-properties fo:color="#000000"/>
    </style:style>
    <style:style style:name="T15" style:parent-style-name="csspropertyvaluecolor" style:family="text">
      <style:text-properties fo:color="#0000CD"/>
    </style:style>
    <style:style style:name="T16" style:parent-style-name="cssdelimitercolor" style:family="text">
      <style:text-properties fo:color="#000000"/>
    </style:style>
    <style:style style:name="T17" style:parent-style-name="Bekezdésalapbetűtípusa" style:family="text">
      <style:text-properties fo:color="#FF0000"/>
    </style:style>
    <style:style style:name="T18" style:parent-style-name="cssdelimitercolor" style:family="text">
      <style:text-properties fo:color="#000000"/>
    </style:style>
    <style:style style:name="T19" style:parent-style-name="Bekezdésalapbetűtípusa" style:family="text">
      <style:text-properties fo:color="#A52A2A"/>
    </style:style>
    <style:style style:name="T20" style:parent-style-name="Bekezdésalapbetűtípusa" style:family="text">
      <style:text-properties fo:color="#A52A2A"/>
    </style:style>
    <style:style style:name="T21" style:parent-style-name="cssselectorcolor" style:family="text">
      <style:text-properties fo:color="#A52A2A"/>
    </style:style>
    <style:style style:name="T22" style:parent-style-name="cssdelimitercolor" style:family="text">
      <style:text-properties fo:color="#000000"/>
    </style:style>
    <style:style style:name="T23" style:parent-style-name="Bekezdésalapbetűtípusa" style:family="text">
      <style:text-properties fo:color="#FF0000"/>
    </style:style>
    <style:style style:name="T24" style:parent-style-name="csspropertycolor" style:family="text">
      <style:text-properties fo:color="#FF0000"/>
    </style:style>
    <style:style style:name="T25" style:parent-style-name="cssdelimitercolor" style:family="text">
      <style:text-properties fo:color="#000000"/>
    </style:style>
    <style:style style:name="T26" style:parent-style-name="csspropertyvaluecolor" style:family="text">
      <style:text-properties fo:color="#0000CD"/>
    </style:style>
    <style:style style:name="T27" style:parent-style-name="cssdelimitercolor" style:family="text">
      <style:text-properties fo:color="#000000"/>
    </style:style>
    <style:style style:name="T28" style:parent-style-name="Bekezdésalapbetűtípusa" style:family="text">
      <style:text-properties fo:color="#FF0000"/>
    </style:style>
    <style:style style:name="T29" style:parent-style-name="csspropertycolor" style:family="text">
      <style:text-properties fo:color="#FF0000"/>
    </style:style>
    <style:style style:name="T30" style:parent-style-name="cssdelimitercolor" style:family="text">
      <style:text-properties fo:color="#000000"/>
    </style:style>
    <style:style style:name="T31" style:parent-style-name="csspropertyvaluecolor" style:family="text">
      <style:text-properties fo:color="#0000CD"/>
    </style:style>
    <style:style style:name="T32" style:parent-style-name="cssdelimitercolor" style:family="text">
      <style:text-properties fo:color="#000000"/>
    </style:style>
    <style:style style:name="T33" style:parent-style-name="Bekezdésalapbetűtípusa" style:family="text">
      <style:text-properties fo:color="#FF0000"/>
    </style:style>
    <style:style style:name="T34" style:parent-style-name="cssdelimitercolor" style:family="text">
      <style:text-properties fo:color="#000000"/>
    </style:style>
    <style:style style:name="T35" style:parent-style-name="Bekezdésalapbetűtípusa" style:family="text">
      <style:text-properties fo:color="#A52A2A"/>
    </style:style>
    <style:style style:name="T36" style:parent-style-name="Bekezdésalapbetűtípusa" style:family="text">
      <style:text-properties fo:color="#A52A2A"/>
    </style:style>
    <style:style style:name="T37" style:parent-style-name="cssselectorcolor" style:family="text">
      <style:text-properties fo:color="#A52A2A"/>
    </style:style>
    <style:style style:name="T38" style:parent-style-name="cssdelimitercolor" style:family="text">
      <style:text-properties fo:color="#000000"/>
    </style:style>
    <style:style style:name="T39" style:parent-style-name="Bekezdésalapbetűtípusa" style:family="text">
      <style:text-properties fo:color="#FF0000"/>
    </style:style>
    <style:style style:name="T40" style:parent-style-name="csspropertycolor" style:family="text">
      <style:text-properties fo:color="#FF0000"/>
    </style:style>
    <style:style style:name="T41" style:parent-style-name="cssdelimitercolor" style:family="text">
      <style:text-properties fo:color="#000000"/>
    </style:style>
    <style:style style:name="T42" style:parent-style-name="csspropertyvaluecolor" style:family="text">
      <style:text-properties fo:color="#0000CD"/>
    </style:style>
    <style:style style:name="T43" style:parent-style-name="cssdelimitercolor" style:family="text">
      <style:text-properties fo:color="#000000"/>
    </style:style>
    <style:style style:name="T44" style:parent-style-name="Bekezdésalapbetűtípusa" style:family="text">
      <style:text-properties fo:color="#FF0000"/>
    </style:style>
    <style:style style:name="T45" style:parent-style-name="csspropertycolor" style:family="text">
      <style:text-properties fo:color="#FF0000"/>
    </style:style>
    <style:style style:name="T46" style:parent-style-name="cssdelimitercolor" style:family="text">
      <style:text-properties fo:color="#000000"/>
    </style:style>
    <style:style style:name="T47" style:parent-style-name="csspropertyvaluecolor" style:family="text">
      <style:text-properties fo:color="#0000CD"/>
    </style:style>
    <style:style style:name="T48" style:parent-style-name="cssdelimitercolor" style:family="text">
      <style:text-properties fo:color="#000000"/>
    </style:style>
    <style:style style:name="T49" style:parent-style-name="Bekezdésalapbetűtípusa" style:family="text">
      <style:text-properties fo:color="#FF0000"/>
    </style:style>
    <style:style style:name="T50" style:parent-style-name="cssdelimitercolor" style:family="text">
      <style:text-properties fo:color="#000000"/>
    </style:style>
    <style:style style:name="P51" style:parent-style-name="Normál" style:family="paragraph">
      <style:text-properties fo:font-weight="bold" style:font-weight-asian="bold" style:font-weight-complex="bold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52" style:parent-style-name="Normál" style:family="paragraph">
      <style:text-properties fo:font-weight="bold" style:font-weight-asian="bold" style:font-weight-complex="bold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T53" style:parent-style-name="Bekezdésalapbetűtípusa" style:family="text">
      <style:text-properties fo:background-color="#FFFF00"/>
    </style:style>
    <style:style style:name="T54" style:parent-style-name="Bekezdésalapbetűtípusa" style:family="text">
      <style:text-properties fo:background-color="#FFFF00"/>
    </style:style>
    <style:style style:name="T55" style:parent-style-name="Bekezdésalapbetűtípusa" style:family="text">
      <style:text-properties fo:background-color="#FFFF00"/>
    </style:style>
    <style:style style:name="T56" style:parent-style-name="Bekezdésalapbetűtípusa" style:family="text">
      <style:text-properties fo:background-color="#FFFF00"/>
    </style:style>
    <style:style style:name="T57" style:parent-style-name="Bekezdésalapbetűtípusa" style:family="text">
      <style:text-properties fo:background-color="#FFFF00"/>
    </style:style>
    <style:style style:name="T58" style:parent-style-name="Bekezdésalapbetűtípusa" style:family="text">
      <style:text-properties fo:background-color="#FFFF00"/>
    </style:style>
    <style:style style:name="P59" style:parent-style-name="Normál" style:family="paragraph">
      <style:text-properties fo:background-color="#FFFF00"/>
    </style:style>
    <style:style style:name="T60" style:parent-style-name="Bekezdésalapbetűtípusa" style:family="text">
      <style:text-properties fo:background-color="#FFFF00"/>
    </style:style>
    <style:style style:name="P61" style:parent-style-name="Normál" style:family="paragraph">
      <style:paragraph-properties fo:margin-left="0.4916in" fo:text-indent="0.4916in">
        <style:tab-stops/>
      </style:paragraph-properties>
    </style:style>
    <style:style style:name="P62" style:parent-style-name="Normál" style:family="paragraph">
      <style:paragraph-properties fo:break-before="page"/>
    </style:style>
    <style:style style:name="P63" style:parent-style-name="Normá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64" style:parent-style-name="Normál" style:family="paragraph">
      <style:text-properties fo:font-weight="bold" style:font-weight-asian="bold" style:font-weight-complex="bold"/>
    </style:style>
    <style:style style:name="P65" style:parent-style-name="Normá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66" style:parent-style-name="Normá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</office:automatic-styles>
  <office:body>
    <office:text text:use-soft-page-breaks="true">
      <text:p text:style-name="P1"/>
      <text:p text:style-name="Normál">css background image style:szit.hu</text:p>
      <text:p text:style-name="Normál"><text:a xlink:href="https://www.google.com/search?client=firefox-b-d&amp;q=css+background+image+style%3Aszit.hu" office:target-frame-name="_top" xlink:show="replace"><text:span text:style-name="Hiperhivatkozás">https://www.google.com/search?client=firefox-b-d&amp;q=css+background+image+style%3Aszit.hu</text:span></text:a></text:p>
      <text:p text:style-name="Normál"/>
      <text:p text:style-name="Normál"><text:a xlink:href="https://github.com/janos01/esti2020PHP" office:target-frame-name="_top" xlink:show="replace"><text:span text:style-name="Hiperhivatkozás">https://</text:span><text:span text:style-name="Hiperhivatkozás">github.com/janos01/esti2020PHP</text:span></text:a></text:p>
      <text:p text:style-name="Normál"><text:a xlink:href="https://www.w3schools.com/tags/tag_doctype.asp" office:target-frame-name="_top" xlink:show="replace"><text:span text:style-name="Hiperhivatkozás">https://www.w3schools.com/tags/tag_doctype.asp</text:span></text:a></text:p>
      <text:p text:style-name="Normál"/>
      <text:p text:style-name="Normál"><text:a xlink:href="https://www.w3schools.com/css/default.asp" office:target-frame-name="_top" xlink:show="replace"><text:span text:style-name="Hiperhivatkozás">https://www.w3schools.com/css/default.asp</text:span></text:a></text:p>
      <text:p text:style-name="Normál"><text:span text:style-name="T9">body<text:s/></text:span><text:span text:style-name="T10">{</text:span><text:span text:style-name="T11"><text:line-break/></text:span><text:span text:style-name="T12">  bac</text:span><text:span text:style-name="T13">kground-color</text:span><text:span text:style-name="T14">:</text:span><text:span text:style-name="T15"><text:s/>lightblue</text:span><text:span text:style-name="T16">;</text:span><text:span text:style-name="T17"><text:line-break/></text:span><text:span text:style-name="T18">}</text:span><text:span text:style-name="T19"><text:line-break/></text:span><text:span text:style-name="T20"><text:line-break/></text:span><text:span text:style-name="T21">h1<text:s/></text:span><text:span text:style-name="T22">{</text:span><text:span text:style-name="T23"><text:line-break/></text:span><text:span text:style-name="T24">  color</text:span><text:span text:style-name="T25">:</text:span><text:span text:style-name="T26"><text:s/>white</text:span><text:span text:style-name="T27">;</text:span><text:span text:style-name="T28"><text:line-break/></text:span><text:span text:style-name="T29">  text-align</text:span><text:span text:style-name="T30">:</text:span><text:span text:style-name="T31"><text:s/>center</text:span><text:span text:style-name="T32">;</text:span><text:span text:style-name="T33"><text:line-break/></text:span><text:span text:style-name="T34">}</text:span><text:span text:style-name="T35"><text:line-break/></text:span><text:span text:style-name="T36"><text:line-break/></text:span><text:span text:style-name="T37">p<text:s/></text:span><text:span text:style-name="T38">{</text:span><text:span text:style-name="T39"><text:line-break/></text:span><text:span text:style-name="T40">  font-family</text:span><text:span text:style-name="T41">:</text:span><text:span text:style-name="T42"><text:s/>verdana</text:span><text:span text:style-name="T43">;</text:span><text:span text:style-name="T44"><text:line-break/></text:span><text:span text:style-name="T45">  font-size</text:span><text:span text:style-name="T46">:</text:span><text:span text:style-name="T47"><text:s/>20px</text:span><text:span text:style-name="T48">;</text:span><text:span text:style-name="T49"><text:line-break/></text:span><text:span text:style-name="T50">}</text:span></text:p>
      <text:p text:style-name="Normál"/>
      <text:p text:style-name="Normál"/>
      <text:p text:style-name="Normál"/>
      <text:p text:style-name="Normál"/>
      <text:p text:style-name="Normál"/>
      <text:p text:style-name="Normál"/>
      <text:p text:style-name="Normál"/>
      <text:p text:style-name="Normál"/>
      <text:p text:style-name="Normál"/>
      <text:p text:style-name="Normál"/>
      <text:p text:style-name="Normál"/>
      <text:p text:style-name="Normál"/>
      <text:p text:style-name="Normál"/>
      <text:p text:style-name="Normál"/>
      <text:p text:style-name="Normál"/>
      <text:p text:style-name="Normál"/>
      <text:p text:style-name="P51"/>
      <text:soft-page-break/>
      <text:p text:style-name="P52">KONSTANTIN</text:p>
      <text:p text:style-name="Normál">&lt;!DOCTYPE html&gt;</text:p>
      <text:p text:style-name="Normál">&lt;html lang="hu"&gt;</text:p>
      <text:p text:style-name="Normál">&lt;head&gt;</text:p>
      <text:p text:style-name="Normál">&lt;meta charset="utf-8" /&gt;</text:p>
      <text:p text:style-name="Normál">&lt;title&gt;&lt;/title&gt;</text:p>
      <text:p text:style-name="Normál">&lt;meta<text:s/>name="viewport" content="Geany 1.36" /&gt;</text:p>
      <text:p text:style-name="Normál">&lt;link rel="stylesheet" href="https://<text:span text:style-name="T53">cdn</text:span>.jsdelivr.net/npm/bootstrap@4.6.0/dist/css/bootstrap.min.css" integrity="sha384-B0vP5xmATw1+K9KRQjQERJvTumQW0nPEzvF6L/Z6nronJ3oUOFUFpCjEUQouq2+l" crossorigin="anonymous"&gt;</text:p>
      <text:p text:style-name="Normál">&lt;link<text:s/>rel="stylesheet" href="style.css"&gt;</text:p>
      <text:p text:style-name="Normál"/>
      <text:p text:style-name="Normál">&lt;/head&gt;</text:p>
      <text:p text:style-name="Normál">&lt;body&gt;</text:p>
      <text:p text:style-name="Normál">&lt;div class="<text:span text:style-name="T54">container</text:span><text:s/><text:span text:style-name="T55">content"</text:span>&gt;</text:p>
      <text:p text:style-name="Normál"><text:tab/>&lt;div class="<text:span text:style-name="T56">row</text:span>"&gt;<text:tab/><text:tab/></text:p>
      <text:p text:style-name="Normál"><text:tab/><text:tab/>&lt;div class="<text:span text:style-name="T57">col</text:span>"&gt;</text:p>
      <text:p text:style-name="Normál"><text:tab/><text:tab/><text:tab/>&lt;h1&gt;Konstantin&lt;/h1&gt;<text:tab/></text:p>
      <text:p text:style-name="Normál"><text:tab/><text:tab/><text:tab/>&lt;p&gt;</text:p>
      <text:p text:style-name="Normál"><text:tab/><text:tab/><text:tab/>II. Konstantin havasalföldi fejedelem</text:p>
      <text:p text:style-name="Normál"><text:tab/><text:tab/><text:tab/>&lt;/p&gt;</text:p>
      <text:p text:style-name="Normál"><text:tab/><text:tab/>&lt;/div&gt;</text:p>
      <text:p text:style-name="Normál"><text:tab/>&lt;/div&gt;</text:p>
      <text:p text:style-name="Normál"><text:tab/><text:tab/><text:tab/>&lt;div class="row "&gt;<text:tab/><text:tab/></text:p>
      <text:p text:style-name="Normál"><text:tab/><text:tab/><text:tab/>&lt;div class="col"&gt;</text:p>
      <text:p text:style-name="Normál">&lt;p&gt;<text:tab/><text:tab/><text:tab/><text:tab/></text:p>
      <text:p text:style-name="Normál">II. (Szent) Konstantin (románul: Constantin Brâncoveanu; Brâncoveni, 1654. augusztus 15. – Isztambul, 1714. augusztus 15.) Havasalföld fejedelme volt 1688 és 1714 között.</text:p>
      <text:p text:style-name="Normál">&lt;/p&gt;</text:p>
      <text:p text:style-name="Normál"/>
      <text:p text:style-name="Normál">&lt;h2&gt;Élete&lt;/h2&gt;</text:p>
      <text:p text:style-name="Normál">&lt;img src="constantin_01.jpg" alt="Konstantin"<text:s/></text:p>
      <text:p text:style-name="Normál">class="kep1"&gt;</text:p>
      <text:p text:style-name="Normál"/>
      <text:p text:style-name="Normál"/>
      <text:p text:style-name="Normál">&lt;p&gt;</text:p>
      <text:p text:style-name="Normál">A Craiovești-bojárok családjából származott, rokona volt Matei Basarabnak. Nagybátyja, Constantin Cantacuzino házában nevelkedett és hamarosan belekeveredett a Constantin és Șerban Cantacuzino közötti konfliktusba. Miután ez utóbbi gyanús körülmények között elhunyt, Brâncoveanu került a trónra. Eleinte Constantin Cantacuzino támogatta, de később szembekerültek egymással és Cantacuzino száműzetésbe kényszerült.</text:p>
      <text:p text:style-name="Normál">&lt;/p&gt;</text:p>
      <text:p text:style-name="Normál">&lt;p&gt;</text:p>
      <text:p text:style-name="Normál">Maria nevű felesége Antal Vodă lánya volt. Négy fiuk (Constantin, Ștefan, Radu és Matei) és hét lányuk (Stanca, Maria, Safta, Ancuța, Elenca, Bălașa és Smaranda) született. Maria úrnő gazdálkodott a hatalmas Brâncoveanu-vagyonnal, számon tartva minden birtokot, házat és a Nyugat-Európa bankjaiban elhelyezett pénzösszegeket.</text:p>
      <text:p text:style-name="Normál">&lt;/p&gt;</text:p>
      <text:p text:style-name="Normál"/>
      <text:p text:style-name="Normál">&lt;hr class<text:span text:style-name="T58">="vonalas"&gt;</text:span></text:p>
      <text:p text:style-name="P59">&lt;p class="vonalkoz"&gt;Konstantin&lt;/p&gt;</text:p>
      <text:p text:style-name="Normál"><text:span text:style-name="T60">&lt;hr class="vonalas"&gt;</text:span></text:p>
      <text:p text:style-name="Normál"/>
      <text:p text:style-name="Normál">&lt;h2&gt;Külpolitikája&lt;/h2&gt;</text:p>
      <text:p text:style-name="Normál">&lt;img src="constantin_02.jpg" alt="Konstantin"</text:p>
      <text:p text:style-name="Normál">class="kep2"&gt;</text:p>
      <text:p text:style-name="Normál">&lt;p&gt;</text:p>
      <text:p text:style-name="Normál">1709-ig sikeresen egyensúlyozott az Oszmán Birodalom és a<text:s/>Német-római Birodalom között. Ez utóbbival több titkos egyezményt kötött, melynek fejében német nemesi címet és német birtokokat kapott. Ám 1709-ben a kedvezőtlen európai helyzet és a Brâncoveanu által elkövetett politikai hibák a család bukásához vezettek. Ebben az évben történt, hogy I. (Nagy) Péter orosz cár Poltavánál legyőzte XII. Károly svéd királyt és az orosz hadsereg behatolt Moldva területére, hogy ott ütközzön meg a török szultánnal. Brâncoveanu szövetkezni akart az oroszokkal, ezért levelet írt<text:s/>Nagy Péter cárnak, amelyben segítséget kínált a hadsereg ellátásához. Cserébe a cár 300 zacskó aranyat küldött. A török porta a biztonság érdekében Dimitrie Cantemirt tette meg moldvai fejedelemnek, aki közismerten a Brâncoveanu-család ellensége volt. Cantemir azt a megbízást kapta, hogy Brâncoveanu minden mozgását jelentse a szultánnak, ő azonban ehelyett a szövetségre lépett a cárral. Az óvatos Brâncoveanu kétkulacsos játékba kezdett: összevonta a seregeit a moldvai határ mellett. Ha az oroszok behatoltak<text:s/>volna Havasalföldre, akkor velük lépett volna szövetségre, ha azonban a törökök gyorsabbak lettek volna az oroszoknál, akkor Brâncoveanu a törökök pártján szándékozott maradni. Ezek a tervek azonban meghiúsultak, mivel a fejedelem unokatestvére, Toma Cantacuzino, több bojárral együtt a cári táborba szökött. Brâncoveanu ijedtében visszaküldte a cárnak a 300 zacskó aranyat, az ellátmányt pedig a törököknek adta, akik így le tudták győzni a cárt.</text:p>
      <text:p text:style-name="Normál">&lt;/p&gt;</text:p>
      <text:p text:style-name="Normál">&lt;h2<text:s/>class="uralkod"&gt;Uralkodásának vége&lt;/h2&gt;</text:p>
      <text:p text:style-name="Normál">&lt;img src="constantin_03.jpg" alt="Konstantin"</text:p>
      <text:p text:style-name="Normál">class="kep3"&gt;</text:p>
      <text:p text:style-name="Normál">&lt;p&gt;</text:p>
      <text:soft-page-break/>
      <text:p text:style-name="Normál">1711-ben a szultán bosszúállásra készült és tervét csak három év múlva kezdte életbe léptetni, amikor Brâncoveanu nem is gyanította, hogy ellensége lenne. 1714-ben III. Ahmed szultán megfosztotta trónjától és Isztambulba vitette, ahol a Héttorony foglya lett. A törökök megkínozták, hogy árulja el roppant vagyonának a hollétét, majd 1714 augusztusában négy fiával egyszerre kivégezték. A Román Ortodox Egyház összekapcsolta a kivégzését a keresztény hitével és 1992-ben szentté és vértanúvá nyilvánította fiaival együtt; az ünnepük augusztus 16-án van.</text:p>
      <text:p text:style-name="Normál">&lt;/p&gt;</text:p>
      <text:p text:style-name="Normál">&lt;h2&gt;A kultúra támogatója&lt;/h2&gt;</text:p>
      <text:p text:style-name="Normál">&lt;p&gt;</text:p>
      <text:p text:style-name="Normál">Híres mecénás volt. Nyomdát alapított Bukarestben, ahol Antim Ivireanul<text:s/>vezetésével sok román, görög, szláv, arab, török és örmény szöveget nyomtattak. Ő alapította a bukaresti akadémiát is a Szent Száva-kolostor épületében, ahol a tanítás ógörög nyelven folyt. Uralkodása alatt egy új stílus alakult ki Havasalföldön a velencei reneszánsz és a bizánci építészet szintéziseként, amelyet Brâncoveanu-stílus-nak neveznek. A stílus legszebb példái az 1702-ben épült bukaresti Mogoșoaia-palota illetve a Brâncoveanu által alapított Horezu-kolostor.</text:p>
      <text:p text:style-name="Normál">&lt;/p&gt;</text:p>
      <text:p text:style-name="P61">&lt;/div&gt;</text:p>
      <text:p text:style-name="Normál"><text:tab/>&lt;/div&gt;<text:tab/></text:p>
      <text:p text:style-name="Normál">&lt;/body&gt;</text:p>
      <text:p text:style-name="Normál">&lt;/head&gt;<text:s/></text:p>
      <text:p text:style-name="Normál">&lt;/html&gt;</text:p>
      <text:p text:style-name="P62"/>
      <text:p text:style-name="P63">CSS</text:p>
      <text:p text:style-name="Normál">h1 {</text:p>
      <text:p text:style-name="Normál"><text:tab/>text-align: center;</text:p>
      <text:p text:style-name="Normál">}</text:p>
      <text:p text:style-name="Normál">body{</text:p>
      <text:p text:style-name="Normál"><text:tab/>background-image: url(hatter02.png);</text:p>
      <text:p text:style-name="Normál"><text:tab/>color: #333;</text:p>
      <text:p text:style-name="Normál">}</text:p>
      <text:p text:style-name="Normál">.content {</text:p>
      <text:p text:style-name="Normál"><text:tab/>background-color: #e5e5e5;</text:p>
      <text:p text:style-name="Normál"><text:tab/>max-width: 600px;</text:p>
      <text:p text:style-name="Normál"><text:tab/>margin-top: 15px;</text:p>
      <text:p text:style-name="Normál"><text:tab/>margin-bottom: 15px;</text:p>
      <text:p text:style-name="Normál">}.kep1, .kep3 {</text:p>
      <text:p text:style-name="Normál"><text:tab/>float: right;</text:p>
      <text:p text:style-name="Normál"><text:tab/>margin-left: 8px;</text:p>
      <text:p text:style-name="Normál">}<text:tab/></text:p>
      <text:p text:style-name="Normál">.kep2<text:tab/>{</text:p>
      <text:p text:style-name="Normál"><text:tab/>float: left;</text:p>
      <text:p text:style-name="Normál"><text:tab/>margin-right: 8px;</text:p>
      <text:p text:style-name="Normál">}<text:tab/></text:p>
      <text:p text:style-name="Normál">img {<text:tab/></text:p>
      <text:p text:style-name="Normál"><text:tab/><text:s/>width: 300px;</text:p>
      <text:p text:style-name="Normál">}</text:p>
      <text:p text:style-name="Normál">p <text:s/>{<text:tab/></text:p>
      <text:p text:style-name="Normál"><text:s text:c="7"/>text-align: justify;</text:p>
      <text:p text:style-name="Normál">}</text:p>
      <text:p text:style-name="Normál">.vonalkoz {</text:p>
      <text:p text:style-name="Normál"><text:tab/><text:tab/><text:tab/>text-transform: uppercase;</text:p>
      <text:p text:style-name="Normál"><text:tab/><text:tab/><text:tab/>letter-spacing: 8px;</text:p>
      <text:p text:style-name="Normál">}</text:p>
      <text:p text:style-name="Normál">.uralkod {<text:tab/></text:p>
      <text:soft-page-break/>
      <text:p text:style-name="Normál"><text:tab/>display: inline-block;</text:p>
      <text:p text:style-name="Normál">}</text:p>
      <text:p text:style-name="P64"/>
      <text:p text:style-name="P65"/>
      <text:p text:style-name="P66"/>
      <text:p text:style-name="Normá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hu" fo:country="HU" style:language-asian="en" style:country-asian="US" style:language-complex="ar" style:country-complex="SA" style:text-combine="none" fo:hyphenate="true"/>
    </style:default-style>
    <style:style style:name="Normál" style:display-name="Normál" style:family="paragraph">
      <style:text-properties fo:hyphenate="false"/>
    </style:style>
    <style:style style:name="Bekezdésalapbetűtípusa" style:display-name="Bekezdés alapbetűtípusa" style:family="text"/>
    <style:style style:name="Élőfej" style:display-name="Élőfej" style:family="paragraph" style:parent-style-name="Normá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ÉlőfejChar" style:display-name="Élőfej Char" style:family="text" style:parent-style-name="Bekezdésalapbetűtípusa"/>
    <style:style style:name="Élőláb" style:display-name="Élőláb" style:family="paragraph" style:parent-style-name="Normá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ÉlőlábChar" style:display-name="Élőláb Char" style:family="text" style:parent-style-name="Bekezdésalapbetűtípusa"/>
    <style:style style:name="Hiperhivatkozás" style:display-name="Hiperhivatkozás" style:family="text" style:parent-style-name="Bekezdésalapbetűtípusa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Feloldatlanmegemlítés" style:display-name="Feloldatlan megemlítés" style:family="text" style:parent-style-name="Bekezdésalapbetűtípusa">
      <style:text-properties fo:color="#605E5C" fo:background-color="#E1DFDD"/>
    </style:style>
    <style:style style:name="cssselectorcolor" style:display-name="cssselectorcolor" style:family="text" style:parent-style-name="Bekezdésalapbetűtípusa"/>
    <style:style style:name="cssdelimitercolor" style:display-name="cssdelimitercolor" style:family="text" style:parent-style-name="Bekezdésalapbetűtípusa"/>
    <style:style style:name="csspropertycolor" style:display-name="csspropertycolor" style:family="text" style:parent-style-name="Bekezdésalapbetűtípusa"/>
    <style:style style:name="csspropertyvaluecolor" style:display-name="csspropertyvaluecolor" style:family="text" style:parent-style-name="Bekezdésalapbetűtípusa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4916in" fo:margin-left="0.5in" fo:margin-bottom="0.4916in" fo:margin-right="0.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0083in"/>
      </style:header-style>
      <style:footer-style>
        <style:header-footer-properties style:dynamic-spacing="true" fo:min-height="0.0083in"/>
      </style:footer-style>
    </style:page-layout>
    <style:style style:name="T2" style:parent-style-name="Bekezdésalapbetűtípusa" style:family="text">
      <style:text-properties fo:color="#4472C4"/>
    </style:style>
    <style:style style:name="T3" style:parent-style-name="Bekezdésalapbetűtípusa" style:family="text">
      <style:text-properties fo:color="#4472C4"/>
    </style:style>
    <style:style style:name="T4" style:parent-style-name="Bekezdésalapbetűtípusa" style:family="text">
      <style:text-properties style:font-name="Calibri Light" style:font-name-asian="Times New Roman" fo:color="#4472C4" fo:font-size="10pt" style:font-size-asian="10pt" style:font-size-complex="10pt"/>
    </style:style>
    <style:style style:name="T5" style:parent-style-name="Bekezdésalapbetűtípusa" style:family="text">
      <style:text-properties style:font-name="Calibri Light" style:font-name-asian="Times New Roman" fo:color="#4472C4" fo:font-size="10pt" style:font-size-asian="10pt" style:font-size-complex="10pt"/>
    </style:style>
    <style:style style:name="T6" style:parent-style-name="Bekezdésalapbetűtípusa" style:family="text">
      <style:text-properties style:font-name="Calibri Light" style:font-name-asian="Times New Roman" fo:color="#4472C4" fo:font-size="10pt" style:font-size-asian="10pt" style:font-size-complex="10pt"/>
    </style:style>
    <style:style style:name="T7" style:parent-style-name="Bekezdésalapbetűtípusa" style:family="text">
      <style:text-properties style:font-name="Calibri Light" style:font-name-asian="Times New Roman" fo:color="#4472C4" fo:font-size="10pt" style:font-size-asian="10pt" style:font-size-complex="10pt"/>
    </style:style>
    <style:style style:name="T8" style:parent-style-name="Bekezdésalapbetűtípusa" style:family="text">
      <style:text-properties style:font-name="Calibri Light" style:font-name-asian="Times New Roman" fo:color="#4472C4" fo:font-size="10pt" style:font-size-asian="10pt" style:font-size-complex="10pt"/>
    </style:style>
    <style:style style:family="graphic" style:name="a0">
      <style:graphic-properties style:wrap="run-through" style:run-through="foreground" draw:fill="none" draw:stroke="solid" svg:stroke-width="0.01736in" svg:stroke-color="#767171" svg:stroke-opacity="100%" draw:stroke-linejoin="miter" svg:stroke-linecap="butt" style:horizontal-rel="page" style:vertical-rel="page" style:horizontal-pos="center" style:vertical-pos="middle"/>
    </style:style>
  </office:automatic-styles>
  <office:master-styles>
    <style:master-page style:name="MP0" style:page-layout-name="PL0">
      <style:header>
        <text:p text:style-name="Élőfej"/>
      </style:header>
      <style:footer>
        <text:p text:style-name="Élőláb"><text:span text:style-name="T2"><draw:custom-shape svg:x="0in" svg:y="0in" svg:width="8.05417in" svg:height="10.42014in" draw:z-index="251659264" draw:id="id0" draw:style-name="a0" draw:name="Téglalap 452" text:anchor-type="paragraph"><svg:title/><svg:desc/><draw:enhanced-geometry draw:type="non-primitive" svg:viewBox="0 0 21600 21600" draw:enhanced-path="M 0 0 L 21600 0 21600 21600 0 21600 Z N"/></draw:custom-shape></text:span><text:span text:style-name="T3"><text:s/></text:span><text:span text:style-name="T4">old.<text:s/></text:span><text:span text:style-name="T5"><text:page-number text:fixed="false">2</text:page-number></text:span><text:span text:style-name="T6"><text:s text:c="115"/></text:span><text:span text:style-name="T7"><text:s text:c="48"/></text:span><text:s/><text:span text:style-name="T8">HTML_CSS_KonstantinWeb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judmila Talian</meta:initial-creator>
    <dc:creator>Ljudmila Talian</dc:creator>
    <meta:creation-date>2021-01-25T11:53:00Z</meta:creation-date>
    <dc:date>2021-01-25T11:53:00Z</dc:date>
    <meta:print-date>2021-01-23T23:19:00Z</meta:print-date>
    <meta:template xlink:href="Normal" xlink:type="simple"/>
    <meta:editing-cycles>2</meta:editing-cycles>
    <meta:editing-duration>PT60S</meta:editing-duration>
    <meta:document-statistic meta:page-count="6" meta:paragraph-count="11" meta:word-count="732" meta:character-count="5777" meta:row-count="42" meta:non-whitespace-character-count="5056"/>
  </office:meta>
</office:document-meta>
</file>